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C6400000588D2F94F7E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2862in" svg:height="2.3598in" draw:z-index="0"><draw:image xlink:href="Pictures/1000000000000C6400000588D2F94F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4374in" fo:margin-bottom="0.786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S</meta:editing-duration>
    <meta:editing-cycles>4</meta:editing-cycles>
    <meta:generator>OpenOffice.org/3.4.1$Win32 OpenOffice.org_project/341m1$Build-9593</meta:generator>
    <dc:date>2013-09-17T05:56:17.55</dc:date>
    <meta:print-date>2013-09-17T05:52:12.40</meta:print-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